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ve Math:</text:p>
      <text:p text:style-name="Standard"/>
      <text:p text:style-name="Standard"><text:tab/>Left<text:tab/>+ 1</text:p>
      <text:p text:style-name="Standard"><text:tab/>Right<text:tab/>- <text:s/>1</text:p>
      <text:p text:style-name="Standard"><text:tab/>Up<text:tab/>+ 3</text:p>
      <text:p text:style-name="Standard"><text:tab/>Down<text:tab/>- <text:s/>3</text:p>
      <text:p text:style-name="Standard"/>
      <text:p text:style-name="Standard">Possible Moves</text:p>
      <text:p text:style-name="Standard"/>
      <text:p text:style-name="Standard"><text:tab/>0<text:tab/>L,U</text:p>
      <text:p text:style-name="Standard"/>
      <text:p text:style-name="Standard"><text:tab/>1<text:tab/>L,R,U</text:p>
      <text:p text:style-name="Standard"/>
      <text:p text:style-name="Standard"><text:tab/>2<text:tab/>R,U</text:p>
      <text:p text:style-name="Standard"/>
      <text:p text:style-name="Standard"><text:tab/>3<text:tab/>D,L,U</text:p>
      <text:p text:style-name="Standard"/>
      <text:p text:style-name="Standard"><text:tab/>4<text:tab/>D,L,R,U</text:p>
      <text:p text:style-name="Standard"/>
      <text:p text:style-name="Standard"><text:tab/>5<text:tab/>D,R,U</text:p>
      <text:p text:style-name="Standard"/>
      <text:p text:style-name="Standard"><text:tab/>6<text:tab/>D,L</text:p>
      <text:p text:style-name="Standard"/>
      <text:p text:style-name="Standard"><text:tab/>7<text:tab/>D,L,R</text:p>
      <text:p text:style-name="Standard"/>
      <text:p text:style-name="Standard"><text:tab/>8<text:tab/>D,R</text:p>
      <text:p text:style-name="Standard"/>
      <text:p text:style-name="Standard"/>
      <text:p text:style-name="Standard">8 puzzle indexes:</text:p>
      <text:p text:style-name="Standard"/>
      <text:p text:style-name="Standard"><text:tab/>0<text:tab/>1<text:tab/>2<text:tab/><text:tab/>1 _ 2 3 4 5 6 7 8<text:line-break/><text:tab/></text:p>
      <text:p text:style-name="Standard"><text:tab/>3<text:tab/>4<text:tab/>5</text:p>
      <text:p text:style-name="Standard"><text:tab/><text:line-break/><text:tab/>6<text:tab/>7<text:tab/>8</text:p>
      <text:p text:style-name="Standard"/>
      <text:p text:style-name="Standard">8 puzzle string indexes:</text:p>
      <text:p text:style-name="Standard"/>
      <text:p text:style-name="Standard"><text:tab/>0 1 2 3 4 5 6 7 8 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2-02-01T16:07:11</meta:creation-date>
    <dc:date>2012-02-01T19:27:35</dc:date>
    <dc:creator>Braden Licastro</dc:creator>
    <meta:editing-duration>PT00H09M0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69" meta:character-count="229"/>
  </office:meta>
</office:document-meta>
</file>